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FC800000B18082AF38C.png"/>
  <manifest:file-entry manifest:media-type="image/png" manifest:full-path="Pictures/100000000000179800000FC8F629E973.png"/>
  <manifest:file-entry manifest:media-type="image/png" manifest:full-path="Pictures/1000000000000FC800000B18CC7504EC.png"/>
  <manifest:file-entry manifest:media-type="image/png" manifest:full-path="Pictures/1000000000000FC800000B1817B1F5E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11.95cm" draw:z-index="0"><draw:image xlink:href="Pictures/1000000000000FC800000B18CC7504EC.png" xlink:type="simple" xlink:show="embed" xlink:actuate="onLoad"/></draw:frame></text:p>
      <text:p text:style-name="Standard"><draw:frame draw:style-name="fr1" draw:name="images2" text:anchor-type="paragraph" svg:width="17cm" svg:height="11.95cm" draw:z-index="1"><draw:image xlink:href="Pictures/1000000000000FC800000B1817B1F5EB.png" xlink:type="simple" xlink:show="embed" xlink:actuate="onLoad"/></draw:frame></text:p>
      <text:p text:style-name="Standard"/>
      <text:p text:style-name="Standard"><draw:frame draw:style-name="fr1" draw:name="images3" text:anchor-type="paragraph" svg:width="17cm" svg:height="11.37cm" draw:z-index="2"><draw:image xlink:href="Pictures/100000000000179800000FC8F629E973.png" xlink:type="simple" xlink:show="embed" xlink:actuate="onLoad"/></draw:frame><text:soft-page-break/></text:p>
      <text:p text:style-name="Standard"><draw:frame draw:style-name="fr1" draw:name="images4" text:anchor-type="paragraph" svg:width="17cm" svg:height="11.95cm" draw:z-index="3"><draw:image xlink:href="Pictures/1000000000000FC800000B18082AF38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8T11:02:08.47</meta:creation-date>
    <meta:print-date>2011-06-08T11:03:37.77</meta:print-date>
    <meta:document-statistic meta:table-count="0" meta:image-count="4" meta:object-count="0" meta:page-count="2" meta:paragraph-count="0" meta:word-count="0" meta:character-count="0"/>
    <dc:date>2011-06-08T11:10:19.24</dc:date>
    <meta:editing-duration>PT00H08M10S</meta:editing-duration>
    <meta:editing-cycles>1</meta:editing-cycles>
    <meta:generator>OpenOffice.org/3.2$Win32 OpenOffice.org_project/320m18$Build-9502</meta:generator>
  </office:meta>
</office:document-meta>
</file>